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94000005B191B41BFE8181EF2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standard">
      <style:graphic-properties draw:stroke="solid" svg:stroke-width="0.079cm" svg:stroke-color="#0000ff" draw:stroke-linejoin="miter" draw:fill="solid" draw:fill-color="#0000ff" fo:padding-top="0.164cm" fo:padding-bottom="0.164cm" fo:padding-left="0.289cm" fo:padding-right="0.289cm"/>
    </style:style>
    <style:style style:name="gr3" style:family="graphic" style:parent-style-name="standard">
      <style:graphic-properties draw:stroke="solid" svg:stroke-width="0.088cm" svg:stroke-color="#0000ff" draw:stroke-linejoin="miter" draw:fill="solid" draw:fill-color="#0000ff" fo:padding-top="0.169cm" fo:padding-bottom="0.169cm" fo:padding-left="0.294cm" fo:padding-right="0.294cm"/>
    </style:style>
    <style:style style:name="gr4" style:family="graphic" style:parent-style-name="standard">
      <style:graphic-properties draw:stroke="solid" svg:stroke-width="0.106cm" svg:stroke-color="#0000ff" draw:stroke-linejoin="miter" draw:fill="solid" draw:fill-color="#0000ff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89cm" fo:min-width="1.43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589cm" fo:min-width="2.42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89cm" fo:min-width="2.07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89cm" fo:min-width="2.83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89cm" fo:min-width="2.3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89cm" fo:min-width="1.3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89cm" fo:min-width="4.2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89cm" fo:min-width="2.68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89cm" fo:min-width="1.20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89cm" fo:min-width="2.53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589cm" fo:min-width="1.3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89cm" fo:min-width="3.9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589cm" fo:min-width="3.68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89cm" fo:min-width="2.0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89cm" fo:min-width="2.8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89cm" fo:min-width="3.1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589cm" fo:min-width="10.3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589cm" fo:min-width="1.68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589cm" fo:min-width="1.14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89cm" fo:min-width="1.746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/>
    </style:style>
    <style:style style:name="T1" style:family="text">
      <style:text-properties fo:font-variant="normal" fo:text-transform="none" fo:color="#000000" style:font-name="sans-serif" fo:font-size="15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54cm" svg:height="4.79cm" svg:x="3.838cm" svg:y="5.898cm">
          <draw:image xlink:href="Pictures/1000000000000E94000005B191B41BFE8181EF2C.jpg" xlink:type="simple" xlink:show="embed" xlink:actuate="onLoad">
            <text:p/>
          </draw:image>
        </draw:frame>
        <draw:path draw:style-name="gr2" draw:text-style-name="P2" draw:layer="layout" svg:width="0.02cm" svg:height="6.783cm" svg:x="7.116cm" svg:y="1.364cm" svg:viewBox="0 0 21 6784" svg:d="M0 0c21 6784 21 6784 21 6784">
          <text:p/>
        </draw:path>
        <draw:path draw:style-name="gr2" draw:text-style-name="P2" draw:layer="layout" svg:width="0.139cm" svg:height="0.119cm" svg:x="7.067cm" svg:y="8.088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3.009cm" svg:x="4.708cm" svg:y="4.405cm" svg:viewBox="0 0 21 3010" svg:d="M0 0c21 3010 21 3010 21 3010">
          <text:p/>
        </draw:path>
        <draw:path draw:style-name="gr2" draw:text-style-name="P2" draw:layer="layout" svg:width="0.139cm" svg:height="0.119cm" svg:x="4.658cm" svg:y="7.364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3" draw:text-style-name="P2" draw:layer="layout" svg:width="0.02cm" svg:height="6.399cm" svg:x="9.683cm" svg:y="1.96cm" svg:viewBox="0 0 21 6400" svg:d="M0 0c21 6400 21 6400 21 6400">
          <text:p/>
        </draw:path>
        <draw:path draw:style-name="gr2" draw:text-style-name="P2" draw:layer="layout" svg:width="0.02cm" svg:height="3.178cm" svg:x="11.404cm" svg:y="8.562cm" svg:viewBox="0 0 21 3179" svg:d="M0 0c21 3179 21 3179 21 3179">
          <text:p/>
        </draw:path>
        <draw:path draw:style-name="gr2" draw:text-style-name="P2" draw:layer="layout" svg:width="0.139cm" svg:height="0.119cm" svg:x="4.589cm" svg:y="8.276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19cm" svg:height="3.226cm" svg:x="5.125cm" svg:y="9.132cm" svg:viewBox="0 0 20 3227" svg:d="M20 3227c-20-3227-20-3227-20-3227">
          <text:p/>
        </draw:path>
        <draw:path draw:style-name="gr2" draw:text-style-name="P2" draw:layer="layout" svg:width="0.139cm" svg:height="0.119cm" svg:x="5.055cm" svg:y="9.029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4.871cm" svg:x="5.3cm" svg:y="2.845cm" svg:viewBox="0 0 21 4872" svg:d="M0 0c21 4872 21 4872 21 4872">
          <text:p/>
        </draw:path>
        <draw:path draw:style-name="gr2" draw:text-style-name="P2" draw:layer="layout" svg:width="0.139cm" svg:height="0.119cm" svg:x="5.255cm" svg:y="7.727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139cm" svg:height="0.119cm" svg:x="9.62cm" svg:y="8.256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139cm" svg:height="0.119cm" svg:x="11.338cm" svg:y="8.499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2.46cm" svg:x="12.342cm" svg:y="4.704cm" svg:viewBox="0 0 21 2461" svg:d="M0 0c21 2461 21 2461 21 2461">
          <text:p/>
        </draw:path>
        <draw:path draw:style-name="gr2" draw:text-style-name="P2" draw:layer="layout" svg:width="0.139cm" svg:height="0.119cm" svg:x="12.311cm" svg:y="7.054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139cm" svg:height="0.119cm" svg:x="13.685cm" svg:y="7.784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2.449cm" svg:x="15.648cm" svg:y="5.238cm" svg:viewBox="0 0 21 2450" svg:d="M0 0c21 2450 21 2450 21 2450">
          <text:p/>
        </draw:path>
        <draw:path draw:style-name="gr2" draw:text-style-name="P2" draw:layer="layout" svg:width="0.139cm" svg:height="0.119cm" svg:x="15.589cm" svg:y="7.698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19cm" svg:height="3.226cm" svg:x="13.674cm" svg:y="9.036cm" svg:viewBox="0 0 20 3227" svg:d="M20 3227c-20-3227-20-3227-20-3227">
          <text:p/>
        </draw:path>
        <draw:path draw:style-name="gr2" draw:text-style-name="P2" draw:layer="layout" svg:width="0.139cm" svg:height="0.119cm" svg:x="13.599cm" svg:y="8.943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4" draw:text-style-name="P2" draw:layer="layout" svg:width="0.019cm" svg:height="5.703cm" svg:x="12.371cm" svg:y="8.162cm" svg:viewBox="0 0 20 5704" svg:d="M20 5704c-20-5704-20-5704-20-5704">
          <text:p/>
        </draw:path>
        <draw:path draw:style-name="gr2" draw:text-style-name="P2" draw:layer="layout" svg:width="0.139cm" svg:height="0.119cm" svg:x="12.297cm" svg:y="8.084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2.449cm" svg:x="14.546cm" svg:y="3.484cm" svg:viewBox="0 0 21 2450" svg:d="M0 0c21 2450 21 2450 21 2450">
          <text:p/>
        </draw:path>
        <draw:path draw:style-name="gr2" draw:text-style-name="P2" draw:layer="layout" svg:width="0.139cm" svg:height="0.119cm" svg:x="14.472cm" svg:y="5.852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2cm" svg:height="2.003cm" svg:x="15.047cm" svg:y="4.288cm" svg:viewBox="0 0 21 2004" svg:d="M0 0c21 2004 21 2004 21 2004">
          <text:p/>
        </draw:path>
        <draw:path draw:style-name="gr2" draw:text-style-name="P2" draw:layer="layout" svg:width="0.139cm" svg:height="0.119cm" svg:x="14.959cm" svg:y="6.267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019cm" svg:height="3.226cm" svg:x="15.105cm" svg:y="10.08cm" svg:viewBox="0 0 20 3227" svg:d="M20 3227c-20-3227-20-3227-20-3227">
          <text:p/>
        </draw:path>
        <draw:path draw:style-name="gr2" draw:text-style-name="P2" draw:layer="layout" svg:width="0.139cm" svg:height="0.119cm" svg:x="15.002cm" svg:y="9.945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path draw:style-name="gr2" draw:text-style-name="P2" draw:layer="layout" svg:width="0.139cm" svg:height="0.119cm" svg:x="6.314cm" svg:y="10.002cm" svg:viewBox="0 0 140 120" svg:d="M140 60c0 11-3 20-10 30-6 10-14 16-25 22-11 5-22 8-35 8s-24-3-35-8c-11-6-19-12-26-22-6-10-9-19-9-30s3-20 9-30c7-10 15-16 26-22 11-5 22-8 35-8s24 3 35 8c11 6 19 12 25 22 7 10 10 19 10 30z">
          <text:p/>
        </draw:path>
        <draw:frame draw:style-name="gr5" draw:text-style-name="P1" draw:layer="layout" svg:width="0.002cm" svg:height="0.937cm" svg:x="6.439cm" svg:y="0.31cm">
          <draw:text-box>
            <text:p/>
          </draw:text-box>
        </draw:frame>
        <draw:frame draw:style-name="gr6" draw:text-style-name="P1" draw:layer="layout" svg:width="1.437cm" svg:height="0.589cm" svg:x="6.439cm" svg:y="0.839cm">
          <draw:text-box>
            <text:p text:style-name="P3"><text:span text:style-name="T1">FPGA</text:span></text:p>
          </draw:text-box>
        </draw:frame>
        <draw:frame draw:style-name="gr5" draw:text-style-name="P1" draw:layer="layout" svg:width="0.002cm" svg:height="0.937cm" svg:x="2.361cm" svg:y="3.295cm">
          <draw:text-box>
            <text:p/>
          </draw:text-box>
        </draw:frame>
        <draw:frame draw:style-name="gr7" draw:text-style-name="P1" draw:layer="layout" svg:width="2.423cm" svg:height="0.589cm" svg:x="2.361cm" svg:y="3.824cm">
          <draw:text-box>
            <text:p text:style-name="P3"><text:span text:style-name="T1">Clock Osc</text:span></text:p>
          </draw:text-box>
        </draw:frame>
        <draw:frame draw:style-name="gr5" draw:text-style-name="P1" draw:layer="layout" svg:width="0.002cm" svg:height="0.937cm" svg:x="0.669cm" svg:y="7.641cm">
          <draw:text-box>
            <text:p/>
          </draw:text-box>
        </draw:frame>
        <draw:frame draw:style-name="gr8" draw:text-style-name="P1" draw:layer="layout" svg:width="2.072cm" svg:height="0.589cm" svg:x="0.669cm" svg:y="8.17cm">
          <draw:text-box>
            <text:p text:style-name="P3"><text:span text:style-name="T1">Neopixel</text:span></text:p>
          </draw:text-box>
        </draw:frame>
        <draw:frame draw:style-name="gr5" draw:text-style-name="P1" draw:layer="layout" svg:width="0.002cm" svg:height="0.937cm" svg:x="2.53cm" svg:y="12.17cm">
          <draw:text-box>
            <text:p/>
          </draw:text-box>
        </draw:frame>
        <draw:frame draw:style-name="gr9" draw:text-style-name="P1" draw:layer="layout" svg:width="2.834cm" svg:height="0.589cm" svg:x="2.53cm" svg:y="12.699cm">
          <draw:text-box>
            <text:p text:style-name="P3"><text:span text:style-name="T1">User Switch</text:span></text:p>
          </draw:text-box>
        </draw:frame>
        <draw:frame draw:style-name="gr5" draw:text-style-name="P1" draw:layer="layout" svg:width="0.002cm" svg:height="0.937cm" svg:x="3.329cm" svg:y="1.777cm">
          <draw:text-box>
            <text:p/>
          </draw:text-box>
        </draw:frame>
        <draw:frame draw:style-name="gr10" draw:text-style-name="P1" draw:layer="layout" svg:width="2.301cm" svg:height="0.589cm" svg:x="3.329cm" svg:y="2.306cm">
          <draw:text-box>
            <text:p text:style-name="P3"><text:span text:style-name="T1">User LED</text:span></text:p>
          </draw:text-box>
        </draw:frame>
        <draw:frame draw:style-name="gr5" draw:text-style-name="P1" draw:layer="layout" svg:width="0.002cm" svg:height="0.937cm" svg:x="9.802cm" svg:y="0.299cm">
          <draw:text-box>
            <text:p/>
          </draw:text-box>
        </draw:frame>
        <draw:frame draw:style-name="gr11" draw:text-style-name="P1" draw:layer="layout" svg:width="1.302cm" svg:height="0.589cm" svg:x="9.802cm" svg:y="0.828cm">
          <draw:text-box>
            <text:p text:style-name="P3"><text:span text:style-name="T1">Flash</text:span></text:p>
          </draw:text-box>
        </draw:frame>
        <draw:frame draw:style-name="gr5" draw:text-style-name="P1" draw:layer="layout" svg:width="0.002cm" svg:height="0.937cm" svg:x="6.917cm" svg:y="11.324cm">
          <draw:text-box>
            <text:p/>
          </draw:text-box>
        </draw:frame>
        <draw:frame draw:style-name="gr12" draw:text-style-name="P1" draw:layer="layout" svg:width="4.231cm" svg:height="0.589cm" svg:x="6.917cm" svg:y="11.853cm">
          <draw:text-box>
            <text:p text:style-name="P3"><text:span text:style-name="T1">Voltage Regulator</text:span></text:p>
          </draw:text-box>
        </draw:frame>
        <draw:frame draw:style-name="gr5" draw:text-style-name="P1" draw:layer="layout" svg:width="0.002cm" svg:height="0.937cm" svg:x="10.161cm" svg:y="3.638cm">
          <draw:text-box>
            <text:p/>
          </draw:text-box>
        </draw:frame>
        <draw:frame draw:style-name="gr13" draw:text-style-name="P1" draw:layer="layout" svg:width="2.682cm" svg:height="0.589cm" svg:x="10.161cm" svg:y="4.167cm">
          <draw:text-box>
            <text:p text:style-name="P3"><text:span text:style-name="T1">Power LED</text:span></text:p>
          </draw:text-box>
        </draw:frame>
        <draw:frame draw:style-name="gr5" draw:text-style-name="P1" draw:layer="layout" svg:width="0.002cm" svg:height="0.937cm" svg:x="13.028cm" svg:y="1.654cm">
          <draw:text-box>
            <text:p/>
          </draw:text-box>
        </draw:frame>
        <draw:frame draw:style-name="gr14" draw:text-style-name="P1" draw:layer="layout" svg:width="1.204cm" svg:height="0.589cm" svg:x="13.028cm" svg:y="2.184cm">
          <draw:text-box>
            <text:p text:style-name="P3"><text:span text:style-name="T1">MCU</text:span></text:p>
          </draw:text-box>
        </draw:frame>
        <draw:frame draw:style-name="gr5" draw:text-style-name="P1" draw:layer="layout" svg:width="0.002cm" svg:height="0.937cm" svg:x="15.648cm" svg:y="4.356cm">
          <draw:text-box>
            <text:p/>
          </draw:text-box>
        </draw:frame>
        <draw:frame draw:style-name="gr15" draw:text-style-name="P1" draw:layer="layout" svg:width="2.534cm" svg:height="0.589cm" svg:x="15.648cm" svg:y="4.885cm">
          <draw:text-box>
            <text:p text:style-name="P3"><text:span text:style-name="T1">Micro USB</text:span></text:p>
          </draw:text-box>
        </draw:frame>
        <draw:frame draw:style-name="gr5" draw:text-style-name="P1" draw:layer="layout" svg:width="0.002cm" svg:height="0.937cm" svg:x="12.719cm" svg:y="11.942cm">
          <draw:text-box>
            <text:p/>
          </draw:text-box>
        </draw:frame>
        <draw:frame draw:style-name="gr16" draw:text-style-name="P1" draw:layer="layout" svg:width="1.391cm" svg:height="0.589cm" svg:x="12.719cm" svg:y="12.471cm">
          <draw:text-box>
            <text:p text:style-name="P3"><text:span text:style-name="T1">Reset</text:span></text:p>
          </draw:text-box>
        </draw:frame>
        <draw:frame draw:style-name="gr5" draw:text-style-name="P1" draw:layer="layout" svg:width="0.002cm" svg:height="0.937cm" svg:x="9.749cm" svg:y="13.519cm">
          <draw:text-box>
            <text:p/>
          </draw:text-box>
        </draw:frame>
        <draw:frame draw:style-name="gr17" draw:text-style-name="P1" draw:layer="layout" svg:width="3.952cm" svg:height="0.589cm" svg:x="9.749cm" svg:y="14.049cm">
          <draw:text-box>
            <text:p text:style-name="P3"><text:span text:style-name="T1">CMD status LED</text:span></text:p>
          </draw:text-box>
        </draw:frame>
        <draw:frame draw:style-name="gr5" draw:text-style-name="P1" draw:layer="layout" svg:width="0.002cm" svg:height="0.937cm" svg:x="14.331cm" svg:y="2.33cm">
          <draw:text-box>
            <text:p/>
          </draw:text-box>
        </draw:frame>
        <draw:frame draw:style-name="gr18" draw:text-style-name="P1" draw:layer="layout" svg:width="3.689cm" svg:height="0.589cm" svg:x="14.331cm" svg:y="2.86cm">
          <draw:text-box>
            <text:p text:style-name="P3"><text:span text:style-name="T1">MCU Debugger</text:span></text:p>
          </draw:text-box>
        </draw:frame>
        <draw:frame draw:style-name="gr5" draw:text-style-name="P1" draw:layer="layout" svg:width="0.002cm" svg:height="0.937cm" svg:x="15.081cm" svg:y="3.104cm">
          <draw:text-box>
            <text:p/>
          </draw:text-box>
        </draw:frame>
        <draw:frame draw:style-name="gr19" draw:text-style-name="P1" draw:layer="layout" svg:width="2.013cm" svg:height="0.589cm" svg:x="15.081cm" svg:y="3.633cm">
          <draw:text-box>
            <text:p text:style-name="P3"><text:span text:style-name="T1">3.3v Out</text:span></text:p>
          </draw:text-box>
        </draw:frame>
        <draw:frame draw:style-name="gr5" draw:text-style-name="P1" draw:layer="layout" svg:width="0.002cm" svg:height="0.937cm" svg:x="14.974cm" svg:y="13.523cm">
          <draw:text-box>
            <text:p/>
          </draw:text-box>
        </draw:frame>
        <draw:frame draw:style-name="gr20" draw:text-style-name="P1" draw:layer="layout" svg:width="2.843cm" svg:height="0.589cm" svg:x="14.974cm" svg:y="14.052cm">
          <draw:text-box>
            <text:p text:style-name="P3"><text:span text:style-name="T1">or 5.0v Vout</text:span></text:p>
          </draw:text-box>
        </draw:frame>
        <draw:frame draw:style-name="gr5" draw:text-style-name="P1" draw:layer="layout" svg:width="0.002cm" svg:height="0.937cm" svg:x="14.974cm" svg:y="15.706cm">
          <draw:text-box>
            <text:p/>
          </draw:text-box>
        </draw:frame>
        <draw:frame draw:style-name="gr5" draw:text-style-name="P1" draw:layer="layout" svg:width="0.002cm" svg:height="0.937cm" svg:x="15.052cm" svg:y="13.638cm">
          <draw:text-box>
            <text:p/>
          </draw:text-box>
        </draw:frame>
        <draw:frame draw:style-name="gr5" draw:text-style-name="P1" draw:layer="layout" svg:width="0.002cm" svg:height="0.937cm" svg:x="15.052cm" svg:y="15.337cm">
          <draw:text-box>
            <text:p/>
          </draw:text-box>
        </draw:frame>
        <draw:frame draw:style-name="gr5" draw:text-style-name="P1" draw:layer="layout" svg:width="0.002cm" svg:height="0.937cm" svg:x="15.052cm" svg:y="16.991cm">
          <draw:text-box>
            <text:p/>
          </draw:text-box>
        </draw:frame>
        <draw:frame draw:style-name="gr5" draw:text-style-name="P1" draw:layer="layout" svg:width="0.002cm" svg:height="0.937cm" svg:x="14.938cm" svg:y="12.979cm">
          <draw:text-box>
            <text:p/>
          </draw:text-box>
        </draw:frame>
        <draw:frame draw:style-name="gr21" draw:text-style-name="P1" draw:layer="layout" svg:width="3.101cm" svg:height="0.589cm" svg:x="14.938cm" svg:y="13.508cm">
          <draw:text-box>
            <text:p text:style-name="P3"><text:span text:style-name="T1">3.3v-5.0v Vin</text:span></text:p>
          </draw:text-box>
        </draw:frame>
        <draw:frame draw:style-name="gr5" draw:text-style-name="P1" draw:layer="layout" svg:width="0.002cm" svg:height="0.937cm" svg:x="14.938cm" svg:y="15.162cm">
          <draw:text-box>
            <text:p/>
          </draw:text-box>
        </draw:frame>
        <draw:frame draw:style-name="gr5" draw:text-style-name="P1" draw:layer="layout" svg:width="0.002cm" svg:height="0.937cm" svg:x="5.989cm" svg:y="15.701cm">
          <draw:text-box>
            <text:p/>
          </draw:text-box>
        </draw:frame>
        <draw:frame draw:style-name="gr22" draw:text-style-name="P1" draw:layer="layout" svg:width="10.369cm" svg:height="0.589cm" svg:x="5.989cm" svg:y="16.23cm">
          <draw:text-box>
            <text:p text:style-name="P3"><text:span text:style-name="T1">32 IOs @ 3.3v, 7 FPGA IOs for onboard use</text:span></text:p>
          </draw:text-box>
        </draw:frame>
        <draw:frame draw:style-name="gr5" draw:text-style-name="P1" draw:layer="layout" svg:width="0.002cm" svg:height="0.937cm" svg:x="2.413cm" svg:y="3.881cm">
          <draw:text-box>
            <text:p/>
          </draw:text-box>
        </draw:frame>
        <draw:frame draw:style-name="gr23" draw:text-style-name="P1" draw:layer="layout" svg:width="1.683cm" svg:height="0.589cm" svg:x="2.413cm" svg:y="4.41cm">
          <draw:text-box>
            <text:p text:style-name="P3"><text:span text:style-name="T1">16MHz</text:span></text:p>
          </draw:text-box>
        </draw:frame>
        <draw:frame draw:style-name="gr5" draw:text-style-name="P1" draw:layer="layout" svg:width="0.002cm" svg:height="0.937cm" svg:x="1.054cm" svg:y="8.246cm">
          <draw:text-box>
            <text:p/>
          </draw:text-box>
        </draw:frame>
        <draw:frame draw:style-name="gr24" draw:text-style-name="P1" draw:layer="layout" svg:width="1.145cm" svg:height="0.589cm" svg:x="1.054cm" svg:y="8.776cm">
          <draw:text-box>
            <text:p text:style-name="P3"><text:span text:style-name="T1">RGB</text:span></text:p>
          </draw:text-box>
        </draw:frame>
        <draw:frame draw:style-name="gr5" draw:text-style-name="P1" draw:layer="layout" svg:width="0.002cm" svg:height="0.937cm" svg:x="9.744cm" svg:y="0.835cm">
          <draw:text-box>
            <text:p/>
          </draw:text-box>
        </draw:frame>
        <draw:frame draw:style-name="gr25" draw:text-style-name="P1" draw:layer="layout" svg:width="1.746cm" svg:height="0.589cm" svg:x="9.744cm" svg:y="1.364cm">
          <draw:text-box>
            <text:p text:style-name="P3"><text:span text:style-name="T1">16 Mbit</text:span></text:p>
          </draw:text-box>
        </draw:frame>
        <draw:path draw:style-name="gr2" draw:text-style-name="P2" draw:layer="layout" svg:width="1.519cm" svg:height="0.019cm" svg:x="3.119cm" svg:y="8.346cm" svg:viewBox="0 0 1520 20" svg:d="M0 20c1520-20 1520-20 1520-20">
          <text:p/>
        </draw:path>
        <draw:path draw:style-name="gr2" draw:text-style-name="P2" draw:layer="layout" svg:width="0.02cm" svg:height="5.939cm" svg:x="6.402cm" svg:y="10.019cm" svg:viewBox="0 0 21 5940" svg:d="M0 0c21 5940 21 5940 21 5940">
          <text:p/>
        </draw:path>
        <draw:path draw:style-name="gr2" draw:text-style-name="P2" draw:layer="layout" svg:width="0.02cm" svg:height="5.154cm" svg:x="13.744cm" svg:y="2.747cm" svg:viewBox="0 0 21 5155" svg:d="M0 0c21 5155 21 5155 21 515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6T18:24:25.132000000</dc:date>
    <meta:editing-duration>PT7H24M33S</meta:editing-duration>
    <meta:editing-cycles>12</meta:editing-cycles>
    <meta:generator>LibreOffice/6.0.2.1$Windows_X86_64 LibreOffice_project/f7f06a8f319e4b62f9bc5095aa112a65d2f3ac89</meta:generator>
    <meta:document-statistic meta:object-count="78"/>
  </office:meta>
</office:document-meta>
</file>